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tyle-asian="normal" style:font-style-complex="normal"/>
    </style:style>
    <style:style style:name="P2"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bold" style:font-size-complex="14pt" style:font-style-complex="normal" style:font-weight-complex="bold"/>
    </style:style>
    <style:style style:name="P3"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normal" style:font-size-complex="14pt" style:font-style-complex="normal" style:font-weight-complex="normal"/>
    </style:style>
    <style:style style:name="P4"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officeooo:paragraph-rsid="0021cd8f" style:font-size-asian="14pt" style:font-style-asian="normal" style:font-weight-asian="normal" style:font-size-complex="14pt" style:font-style-complex="normal" style:font-weight-complex="normal"/>
    </style:style>
    <style:style style:name="P5"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officeooo:paragraph-rsid="0024c280" style:font-size-asian="14pt" style:font-style-asian="normal" style:font-weight-asian="normal" style:font-size-complex="14pt" style:font-style-complex="normal" style:font-weight-complex="normal"/>
    </style:style>
    <style:style style:name="P6"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0.5pt" style:font-style-asian="normal" style:font-size-complex="10.5pt" style:font-style-complex="normal"/>
    </style:style>
    <style:style style:name="P7"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bold" style:font-size-asian="10.5pt" style:font-style-asian="normal" style:font-weight-asian="bold" style:font-size-complex="10.5pt" style:font-style-complex="normal" style:font-weight-complex="bold"/>
    </style:style>
    <style:style style:name="P8" style:family="paragraph" style:parent-style-name="Text_20_body">
      <style:paragraph-properties fo:margin-top="0cm" fo:margin-bottom="0cm" style:contextual-spacing="false" fo:line-height="100%" fo:text-align="justify" style:justify-single-word="false"/>
    </style:style>
    <style:style style:name="P9" style:family="paragraph" style:parent-style-name="Standard">
      <style:paragraph-properties fo:margin-top="0cm" fo:margin-bottom="0cm" style:contextual-spacing="false" fo:text-align="justify" style:justify-single-word="false"/>
      <style:text-properties style:font-name="Segoe UI" fo:font-size="11pt" fo:font-weight="normal" style:font-size-asian="11pt" style:font-weight-asian="normal" style:font-size-complex="11pt" style:font-weight-complex="normal"/>
    </style:style>
    <style:style style:name="P10" style:family="paragraph" style:parent-style-name="Standard">
      <style:paragraph-properties fo:margin-top="0cm" fo:margin-bottom="0cm" style:contextual-spacing="false" fo:text-align="justify" style:justify-single-word="false"/>
    </style:style>
    <style:style style:name="P11" style:family="paragraph" style:parent-style-name="Standard">
      <style:paragraph-properties fo:margin-top="0cm" fo:margin-bottom="0cm" style:contextual-spacing="false" fo:line-height="100%" fo:text-align="justify" style:justify-single-word="false"/>
      <style:text-properties fo:font-variant="normal" fo:text-transform="none" fo:color="#333333" style:font-name="Segoe UI"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style:font-name="Segoe UI" fo:font-size="20pt" style:font-size-asian="20pt" style:font-size-complex="20pt"/>
    </style:style>
    <style:style style:name="P13" style:family="paragraph" style:parent-style-name="Standard">
      <style:paragraph-properties fo:text-align="justify" style:justify-single-word="false"/>
      <style:text-properties style:font-name="Segoe UI" fo:font-size="11pt" style:font-size-asian="11pt" style:font-size-complex="11pt"/>
    </style:style>
    <style:style style:name="P14" style:family="paragraph" style:parent-style-name="Standard">
      <style:paragraph-properties fo:line-height="100%"/>
      <style:text-properties style:font-name="Segoe UI" fo:font-size="11pt" style:font-size-asian="11pt" style:font-size-complex="11pt"/>
    </style:style>
    <style:style style:name="P15" style:family="paragraph" style:parent-style-name="Standard">
      <style:paragraph-properties fo:text-align="justify" style:justify-single-word="false"/>
      <style:text-properties style:font-name="Segoe UI" fo:font-size="11pt" fo:font-weight="normal"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style:font-name="Segoe UI" fo:font-size="14pt" fo:font-weight="bold"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Segoe UI" fo:font-size="10.5pt" fo:font-weight="normal" style:font-size-asian="10.5pt" style:font-weight-asian="normal" style:font-size-complex="10.5pt" style:font-weight-complex="normal"/>
    </style:style>
    <style:style style:name="P18" style:family="paragraph" style:parent-style-name="Text_20_body" style:list-style-name="L1">
      <style:paragraph-properties fo:margin-top="0cm" fo:margin-bottom="0cm" style:contextual-spacing="false" fo:line-height="100%"/>
      <style:text-properties fo:font-variant="normal" fo:text-transform="none" fo:color="#333333" style:font-name="Segoe UI" fo:font-size="10.5pt" fo:letter-spacing="normal" fo:font-style="normal" fo:font-weight="normal"/>
    </style:style>
    <style:style style:name="P19" style:family="paragraph" style:parent-style-name="Text_20_body" style:list-style-name="L1">
      <style:paragraph-properties fo:margin-top="0cm" fo:margin-bottom="0cm" style:contextual-spacing="false" fo:line-height="100%"/>
      <style:text-properties fo:font-variant="normal" fo:text-transform="none" fo:color="#333333" style:font-name="Segoe UI" fo:font-size="10.5pt" fo:letter-spacing="normal" fo:font-style="normal" fo:font-weight="bold" style:font-weight-asian="bold" style:font-weight-complex="bold"/>
    </style:style>
    <style:style style:name="P20"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bold" officeooo:rsid="0022c372" officeooo:paragraph-rsid="0022c372" style:font-style-asian="normal" style:font-weight-asian="bold"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ca4be" style:font-weight-asian="bold" style:font-weight-complex="bold"/>
    </style:style>
    <style:style style:name="T4" style:family="text">
      <style:text-properties fo:font-weight="bold" officeooo:rsid="0021cd8f" style:font-weight-asian="bold" style:font-weight-complex="bold"/>
    </style:style>
    <style:style style:name="T5" style:family="text">
      <style:text-properties fo:font-weight="bold" officeooo:rsid="0024c280" style:font-weight-asian="bold" style:font-weight-complex="bold"/>
    </style:style>
    <style:style style:name="T6" style:family="text">
      <style:text-properties fo:font-weight="bold" officeooo:rsid="00261b17" style:font-weight-asian="bold" style:font-weight-complex="bold"/>
    </style:style>
    <style:style style:name="T7" style:family="text">
      <style:text-properties fo:font-weight="bold" officeooo:rsid="0021cd8f"/>
    </style:style>
    <style:style style:name="T8" style:family="text">
      <style:text-properties fo:font-variant="normal" fo:text-transform="none" fo:color="#428bca" style:text-line-through-style="none" fo:font-size="10.5pt" fo:letter-spacing="normal" fo:font-style="normal" style:text-underline-style="none" fo:font-weight="bold" style:text-blinking="false"/>
    </style:style>
    <style:style style:name="T9" style:family="text">
      <style:text-properties fo:font-variant="normal" fo:text-transform="none" fo:color="#333333" fo:font-size="10.5pt" fo:letter-spacing="normal"/>
    </style:style>
    <style:style style:name="T10" style:family="text">
      <style:text-properties fo:font-variant="normal" fo:text-transform="none" fo:color="#333333" style:font-name="Segoe UI" fo:font-size="10.5pt" fo:letter-spacing="normal" fo:font-style="normal"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333333" style:font-name="Segoe UI" fo:font-size="10.5pt" fo:letter-spacing="normal" fo:font-style="normal" fo:font-weight="normal" officeooo:rsid="001b0695" style:font-size-asian="11pt" style:font-style-asian="normal" style:font-weight-asian="normal" style:font-size-complex="11pt" style:font-style-complex="normal" style:font-weight-complex="normal"/>
    </style:style>
    <style:style style:name="T12" style:family="text">
      <style:text-properties fo:font-variant="normal" fo:text-transform="none" fo:color="#333333" style:font-name="Segoe UI" fo:font-size="10.5pt" fo:letter-spacing="normal" fo:font-style="normal" fo:font-weight="normal" officeooo:rsid="001bb4c9" style:font-size-asian="11pt" style:font-style-asian="normal" style:font-weight-asian="normal" style:font-size-complex="11pt" style:font-style-complex="normal" style:font-weight-complex="normal"/>
    </style:style>
    <style:style style:name="T13" style:family="text">
      <style:text-properties fo:font-variant="normal" fo:text-transform="none" fo:color="#333333" style:font-name="Segoe UI" fo:font-size="10.5pt" fo:letter-spacing="normal" fo:font-style="normal" fo:font-weight="normal" style:font-style-asian="normal" style:font-style-complex="normal"/>
    </style:style>
    <style:style style:name="T14" style:family="text">
      <style:text-properties fo:font-variant="normal" fo:text-transform="none" fo:color="#333333" style:font-name="Segoe UI" fo:font-size="10.5pt" fo:letter-spacing="normal" fo:font-style="normal" fo:font-weight="normal" style:font-size-asian="10.5pt" style:font-style-asian="normal" style:font-weight-asian="normal" style:font-size-complex="10.5pt" style:font-style-complex="normal" style:font-weight-complex="normal"/>
    </style:style>
    <style:style style:name="T15" style:family="text">
      <style:text-properties fo:font-variant="normal" fo:text-transform="none" fo:color="#333333" style:font-name="Segoe UI" fo:font-size="10.5pt" fo:letter-spacing="normal" fo:font-style="normal" fo:font-weight="normal" style:font-size-asian="10.5pt" style:font-style-asian="normal" style:font-size-complex="10.5pt" style:font-style-complex="normal"/>
    </style:style>
    <style:style style:name="T16" style:family="text">
      <style:text-properties fo:font-variant="normal" fo:text-transform="none" fo:color="#333333" style:font-name="Segoe UI" fo:font-size="10.5pt" fo:letter-spacing="normal" fo:font-style="normal" fo:font-weight="normal" officeooo:rsid="0022c372" style:font-size-asian="10.5pt" style:font-style-asian="normal" style:font-size-complex="10.5pt" style:font-style-complex="normal"/>
    </style:style>
    <style:style style:name="T17" style:family="text">
      <style:text-properties fo:font-variant="normal" fo:text-transform="none" fo:color="#333333" style:font-name="Segoe UI" fo:font-size="10.5pt" fo:letter-spacing="normal" fo:font-style="normal" fo:font-weight="bold" style:font-size-asian="10.5pt" style:font-style-asian="normal" style:font-weight-asian="bold" style:font-size-complex="10.5pt" style:font-style-complex="normal" style:font-weight-complex="bold"/>
    </style:style>
    <style:style style:name="T18" style:family="text">
      <style:text-properties fo:font-variant="normal" fo:text-transform="none" fo:color="#333333" style:font-name="Segoe UI" fo:font-size="10.5pt" fo:letter-spacing="normal" fo:font-style="normal" fo:font-weight="bold" officeooo:rsid="0022c372" style:font-size-asian="10.5pt" style:font-style-asian="normal" style:font-weight-asian="bold" style:font-size-complex="10.5pt" style:font-style-complex="normal" style:font-weight-complex="bold"/>
    </style:style>
    <style:style style:name="T19" style:family="text">
      <style:text-properties fo:font-variant="normal" fo:text-transform="none" fo:color="#333333" style:font-name="Segoe UI" fo:font-size="10.5pt" fo:letter-spacing="normal" fo:font-style="normal" style:font-size-asian="10.5pt" style:font-style-asian="normal" style:font-size-complex="10.5pt" style:font-style-complex="normal"/>
    </style:style>
    <style:style style:name="T20" style:family="text">
      <style:text-properties fo:color="#428bca" style:text-line-through-style="none" style:text-underline-style="none" style:text-blinking="false"/>
    </style:style>
    <style:style style:name="T21" style:family="text">
      <style:text-properties fo:font-style="italic" style:font-style-asian="italic" style:font-style-complex="italic"/>
    </style:style>
    <style:style style:name="T22" style:family="text">
      <style:text-properties style:font-name="Segoe UI" fo:font-size="10.5pt" style:font-size-asian="10.5pt" style:font-size-complex="10.5pt"/>
    </style:style>
    <style:style style:name="T23" style:family="text">
      <style:text-properties style:font-name="Segoe UI" fo:font-size="10.5pt" fo:font-weight="normal" style:font-size-asian="10.5pt" style:font-weight-asian="normal" style:font-size-complex="10.5pt" style:font-weight-complex="normal"/>
    </style:style>
    <style:style style:name="T24" style:family="text">
      <style:text-properties fo:font-weight="normal" style:font-weight-asian="normal" style:font-weight-complex="normal"/>
    </style:style>
    <style:style style:name="T25" style:family="text">
      <style:text-properties fo:color="#000080" style:font-name="Segoe UI" fo:font-size="10.5pt" fo:language="zxx" fo:country="none" style:text-underline-style="solid" style:text-underline-width="auto" style:text-underline-color="font-color" style:font-size-asian="10.5pt" style:language-asian="zxx" style:country-asian="none" style:font-size-complex="10.5pt" style:language-complex="zxx" style:country-complex="none"/>
    </style:style>
    <style:style style:name="T26" style:family="text">
      <style:text-properties officeooo:rsid="001ca4be" style:font-weight-asian="normal" style:font-weight-complex="normal"/>
    </style:style>
    <style:style style:name="T27" style:family="text">
      <style:text-properties officeooo:rsid="0021cd8f"/>
    </style:style>
    <style:style style:name="T28" style:family="text">
      <style:text-properties officeooo:rsid="0024c2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ui Cheng</text:p>
      <text:p text:style-name="P13"><text:span text:style-name="T2">Phone</text:span>: (+61) 421 347 129 <text:s/></text:p>
      <text:p text:style-name="P13"><text:span text:style-name="T2">Email</text:span>: <text:a xlink:type="simple" xlink:href="mailto:ktei2008@gmail.com" text:style-name="Internet_20_link" text:visited-style-name="Visited_20_Internet_20_Link">ktei2008@gmail.com</text:a></text:p>
      <text:p text:style-name="P13"><text:span text:style-name="T2">Address</text:span>: 6/8 Cottonwood Crescent Macquarie Park, Sydney 2113</text:p>
      <text:p text:style-name="P13"/>
      <text:p text:style-name="P16">Objective</text:p>
      <text:p text:style-name="P17">I love programming which always gives me fun and a sense of accomplishment. I enjoy the moment when my work is appreciated by end users because that shows my value of my professional skills. Most importantly, I think my background perfectly fits what your job requirement describes.</text:p>
      <text:p text:style-name="P15"/>
      <text:p text:style-name="P16">Experience</text:p>
      <text:p text:style-name="P9"><text:a xlink:type="simple" xlink:href="http://www.ryarc.com/" text:style-name="Internet_20_link" text:visited-style-name="Visited_20_Internet_20_Link"><text:span text:style-name="Strong_20_Emphasis">Ryarc Technology Limited</text:span></text:a><text:span text:style-name="Strong_20_Emphasis"><text:span text:style-name="T8"> </text:span></text:span><text:span text:style-name="Emphasis"><text:span text:style-name="T9">Aug 2010 – Present (Full-time)</text:span></text:span></text:p>
      <text:p text:style-name="P10"><text:span text:style-name="Emphasis"><text:span text:style-name="T10">Ryarc is a company which develops digital signage software. Our main product is CampaignManager (CM), </text:span></text:span><text:span text:style-name="Emphasis"><text:span text:style-name="T11">which</text:span></text:span><text:span text:style-name="Emphasis"><text:span text:style-name="T10"> is a very competent in digital signage market. In fact, Intel has been very interested in it and has bought our codebase license to </text:span></text:span><text:span text:style-name="Emphasis"><text:span text:style-name="T12">develop their market</text:span></text:span><text:span text:style-name="Emphasis"><text:span text:style-name="T10">. I started my career in this company as a member in the development team, working on CM version 3. By the year 2013, CM has advanced to version 6, to which, I've contributed my energy, knowledge and skills for more than 3 years. Most of the time, our development is based on .NET platform. </text:span></text:span><text:span text:style-name="Emphasis"><text:span text:style-name="T13">My main contribution to the product includes:</text:span></text:span></text:p>
      <text:list xml:id="list6360205745971543980" text:style-name="L1">
        <text:list-item>
          <text:p text:style-name="P18">Several key modules for CM client side such as Schedule, Searching, History, Upgrader, Task, Zusa, etc. (main technologies include <text:span text:style-name="T2">WPF</text:span>, <text:span text:style-name="T2">WCF</text:span>, <text:span text:style-name="T2">Windows Service, </text:span><text:span text:style-name="T3">Entity Framework (</text:span><text:span text:style-name="T26">which was later replaced by ADO.NET due to its performance issue</text:span>)</text:p>
        </text:list-item>
        <text:list-item>
          <text:p text:style-name="P18">CM-related web applications such as <text:a xlink:type="simple" xlink:href="http://www.ryarc.net/ryarcmobile" text:style-name="Internet_20_link" text:visited-style-name="Visited_20_Internet_20_Link">RyarcMobile</text:a><text:span text:style-name="T20"> </text:span>and <text:a xlink:type="simple" xlink:href="http://www.ryarc.net/deus" text:style-name="Internet_20_link" text:visited-style-name="Visited_20_Internet_20_Link">DEUS</text:a> (main technologies include <text:span text:style-name="T2">ASP.NET MVC</text:span>, <text:span text:style-name="T2">HTML</text:span>, <text:span text:style-name="T2">CSS</text:span>, <text:span text:style-name="T2">jQuery, KnockoutJS, CoffeeScript</text:span>)</text:p>
        </text:list-item>
        <text:list-item>
          <text:p text:style-name="P19"><text:span text:style-name="T24">Android Player, which is our CM player running on </text:span>Android<text:span text:style-name="T24"> platform</text:span></text:p>
        </text:list-item>
        <text:list-item>
          <text:p text:style-name="P18">Daily bug fixing</text:p>
        </text:list-item>
        <text:list-item>
          <text:p text:style-name="P18">Code refactoring and optimization</text:p>
        </text:list-item>
        <text:list-item>
          <text:p text:style-name="P18">Build process design, scripting (main technologies include XML, InstallAware, MSBuild)</text:p>
        </text:list-item>
        <text:list-item>
          <text:p text:style-name="P18">Product localization</text:p>
        </text:list-item>
      </text:list>
      <text:p text:style-name="P1"/>
      <text:p text:style-name="P20">More Web Experience</text:p>
      <text:p text:style-name="P8"><text:span text:style-name="T14">My enthusiasm of programming does not stop outside the office. I'm also one of the main developers of </text:span><text:a xlink:type="simple" xlink:href="http://www.themakeupsocial.com/" text:style-name="Internet_20_link" text:visited-style-name="Visited_20_Internet_20_Link"><text:span text:style-name="T25">http://www.themakeupsocial.com</text:span></text:a><text:span text:style-name="T22">, which serves as a social beauty sharing network for women.</text:span><text:span text:style-name="T15"> We build this website using </text:span><text:span text:style-name="T14">PHP</text:span><text:span text:style-name="T15"> (laravel framework) + </text:span><text:span text:style-name="T14">MySQL</text:span><text:span text:style-name="T15"> for back-end and </text:span><text:span text:style-name="T17">Bootstrap 3 </text:span><text:span text:style-name="T15">+ </text:span><text:span text:style-name="T17">jQuery</text:span><text:span text:style-name="T15"> + </text:span><text:span text:style-name="T17">KnockoutJS</text:span><text:span text:style-name="T15"> for front-end. </text:span><text:span text:style-name="T16">We use </text:span><text:span text:style-name="T18">TDD</text:span><text:span text:style-name="T16"> approach to build this website and currently it's being maintained by 700+ tests, the running time of which is less than 2 minutes.</text:span></text:p>
      <text:p text:style-name="P6"/>
      <text:p text:style-name="P8"><text:span text:style-name="T15">Besides, I'm also a main developer who built </text:span><text:a xlink:type="simple" xlink:href="http://tracksift.com/" text:style-name="Internet_20_link" text:visited-style-name="Visited_20_Internet_20_Link"><text:span text:style-name="T23">http://tracksift.com</text:span></text:a><text:span text:style-name="T15"> (I'm not the owner of this site). This website is written in </text:span><text:span text:style-name="T14">PHP</text:span><text:span text:style-name="T15"> (laravel framework) and </text:span><text:span text:style-name="T17">KnockoutJS</text:span><text:span text:style-name="T15">. It allows users (mostly DJs) to upload their song tracks using Soundcloud API and discuss about their songs.</text:span></text:p>
      <text:p text:style-name="P6"/>
      <text:p text:style-name="P7">My Online CV</text:p>
      <text:p text:style-name="P8"><text:span text:style-name="T14">I built my online CV here: </text:span><text:a xlink:type="simple" xlink:href="http://morethannerds.herokuapp.com/#/cv" text:style-name="Internet_20_link" text:visited-style-name="Visited_20_Internet_20_Link"><text:span text:style-name="T25">http://morethannerds.herokuapp.com/#/cv</text:span></text:a><text:span text:style-name="T19"> </text:span><text:span text:style-name="T14">Please feel free to visit it. Note that this is a free cloud server so it might be slow when you open it the first time. I built this site with Ruby on Rails + AngularJS. GitHub repository link: </text:span><text:a xlink:type="simple" xlink:href="https://github.com/ktei/MoreThanNerds" text:style-name="Internet_20_link" text:visited-style-name="Visited_20_Internet_20_Link"><text:span text:style-name="T25">https://github.com/ktei/MoreThanNerds</text:span></text:a><text:span text:style-name="T14"> </text:span></text:p>
      <text:p text:style-name="P7"/>
      <text:p text:style-name="P11"/>
      <text:p text:style-name="P11"><text:soft-page-break/></text:p>
      <text:p text:style-name="P11">Education</text:p>
      <text:p text:style-name="P2"><text:span text:style-name="T1">University of New South Wales</text:span> <text:span text:style-name="T21">(2008 – 2010)</text:span></text:p>
      <text:p text:style-name="P3">Degree: Master of Information Technology</text:p>
      <text:p text:style-name="P3">Academic Performance: Distinction</text:p>
      <text:p text:style-name="P3"/>
      <text:p text:style-name="P11">Skills</text:p>
      <text:p text:style-name="P2">Strongly typed languages: <text:span text:style-name="T1">C#, Java </text:span><text:span text:style-name="T7">(Strong knowledge of OO programming)</text:span></text:p>
      <text:p text:style-name="P2">Weakly typed languages: <text:span text:style-name="T1">JavaScript, PHP</text:span></text:p>
      <text:p text:style-name="P3">Mobile development: <text:span text:style-name="T2">Android</text:span></text:p>
      <text:p text:style-name="P2">Desktop development: <text:span text:style-name="T1">WPF</text:span></text:p>
      <text:p text:style-name="P2">Web back-end development: <text:span text:style-name="T1">ASP.NET MVC, PHP (Laravel)</text:span></text:p>
      <text:p text:style-name="P2">Web front-end development: <text:span text:style-name="T1">HTML, jQuery, KnockoutJS, CSS, LESS</text:span></text:p>
      <text:p text:style-name="P2">Database: <text:span text:style-name="T1">MS SQL Server, MySQL, SQLite</text:span></text:p>
      <text:p text:style-name="P5"><text:span text:style-name="T28">Unit Testing: </text:span><text:span text:style-name="T5">PHP Testing Framework </text:span><text:span text:style-name="T6">(I can pick up any other unit testing framework very quickly)</text:span></text:p>
      <text:p text:style-name="P2">Version control: <text:span text:style-name="T1">TFS, Git</text:span></text:p>
      <text:p text:style-name="P4"><text:span text:style-name="T27">Knowing 2 ends: </text:span><text:span text:style-name="T4">I'm familiar with both front-end and back-end development</text:span></text:p>
      <text:p text:style-name="P2"/>
      <text:p text:style-name="P11">References</text:p>
      <text:p text:style-name="P2">References available upon request</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Cheng</meta:initial-creator>
    <meta:creation-date>2013-10-29T18:46:09.37</meta:creation-date>
    <dc:date>2014-05-29T10:18:06.47</dc:date>
    <meta:editing-duration>PT1H58M14S</meta:editing-duration>
    <meta:editing-cycles>66</meta:editing-cycles>
    <meta:generator>LibreOffice/4.0.0.3$Windows_x86 LibreOffice_project/7545bee9c2a0782548772a21bc84a9dcc583b89</meta:generator>
    <meta:document-statistic meta:table-count="0" meta:image-count="0" meta:object-count="0" meta:page-count="2" meta:paragraph-count="38" meta:word-count="536" meta:character-count="3431" meta:non-whitespace-character-count="2935"/>
  </office:meta>
</office:document-meta>
</file>